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ohit Tamil" svg:font-family="'Lohit Tam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6.239cm"/>
    </style:style>
    <style:style style:name="Table3.B" style:family="table-column">
      <style:table-column-properties style:column-width="5.805cm"/>
    </style:style>
    <style:style style:name="Table3.C" style:family="table-column">
      <style:table-column-properties style:column-width="4.96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b80047" style:font-name="Lohit Tamil" fo:font-weight="bold" style:font-weight-asian="bold" style:font-weight-complex="bold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Courier 10 Pitch" fo:font-weight="bold" style:font-weight-asian="bold" style:font-weight-complex="bold"/>
    </style:style>
    <style:style style:name="T1" style:family="text">
      <style:text-properties fo:color="#008000" fo:font-weight="bold" style:font-weight-asian="bold" style:font-weight-complex="bold"/>
    </style:style>
    <style:style style:name="T2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PRUEBA 0004 – Administrar Mur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scripción</text:p>
          </table:table-cell>
          <table:table-cell table:style-name="Table1.B1" office:value-type="string">
            <text:p text:style-name="P3">El usuario entra al muro de un amigo.</text:p>
          </table:table-cell>
        </table:table-row>
        <table:table-row>
          <table:table-cell table:style-name="Table1.A2" office:value-type="string">
            <text:p text:style-name="P2">Datos de prueba</text:p>
          </table:table-cell>
          <table:table-cell table:style-name="Table1.B2" office:value-type="string">
            <text:p text:style-name="P3">El nombre del amigo y mensaje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Procedimiento</text:p>
          </table:table-cell>
        </table:table-row>
        <table:table-row>
          <table:table-cell table:style-name="Table2.A2" office:value-type="string">
            <text:p text:style-name="P4">1- El Usuario se dirige a la página de “Muro” de su amigo</text:p>
          </table:table-cell>
        </table:table-row>
        <table:table-row>
          <table:table-cell table:style-name="Table2.A2" office:value-type="string">
            <text:p text:style-name="P4">2- Se muestra los mensajes que le han dejado al amigo</text:p>
          </table:table-cell>
        </table:table-row>
        <table:table-row>
          <table:table-cell table:style-name="Table2.A2" office:value-type="string">
            <text:p text:style-name="P4">3- El usuario puede dejar un nuevo mensaje.</text:p>
          </table:table-cell>
        </table:table-row>
        <table:table-row>
          <table:table-cell table:style-name="Table2.A2" office:value-type="string">
            <text:p text:style-name="P4">4- El usuario presiona el botón “Publicar”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Valor de Prueba</text:p>
          </table:table-cell>
          <table:table-cell table:style-name="Table3.A1" office:value-type="string">
            <text:p text:style-name="P5">Resultado Esperado</text:p>
          </table:table-cell>
          <table:table-cell table:style-name="Table3.C1" office:value-type="string">
            <text:p text:style-name="P5">Resultado Obtenido</text:p>
          </table:table-cell>
        </table:table-row>
        <table:table-row>
          <table:table-cell table:style-name="Table3.A2" office:value-type="string">
            <text:p text:style-name="P3"><text:span text:style-name="T1">Nombre amigo:</text:span> Dario Fernandez</text:p>
            <text:p text:style-name="Table_20_Contents"><text:span text:style-name="T2">Mensaje</text:span><text:span text:style-name="T3">: Como andas?</text:span></text:p>
            <text:p text:style-name="Table_20_Contents"><text:span text:style-name="T3"/></text:p>
          </table:table-cell>
          <table:table-cell table:style-name="Table3.A2" office:value-type="string">
            <text:p text:style-name="Table_20_Contents">Mensaje publicado y se muestran todas las publicaciones.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P3"><text:span text:style-name="T1">Nombre amigo</text:span>: Mario Bros</text:p>
            <text:p text:style-name="P3"><text:span text:style-name="T1">Mensaje</text:span>: Como anda Peach?</text:p>
          </table:table-cell>
          <table:table-cell table:style-name="Table3.A2" office:value-type="string">
            <text:p text:style-name="Table_20_Contents">Mensaje publicado y se muestran todas las publicaciones.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Table_20_Contents"><text:span text:style-name="T2">Nombre amigo</text:span><text:span text:style-name="T3">: Jose Garcia</text:span></text:p>
            <text:p text:style-name="P3"><text:span text:style-name="T1">Mensaje</text:span><text:span text:style-name="T3">: Funcionas?</text:span></text:p>
          </table:table-cell>
          <table:table-cell table:style-name="Table3.A2" office:value-type="string">
            <text:p text:style-name="Table_20_Contents">Mensaje publicado y se muestran todas las publicaciones.</text:p>
          </table:table-cell>
          <table:table-cell table:style-name="Table3.C2" office:value-type="string">
            <text:p text:style-name="Table_20_Contents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Lohit Tamil" svg:font-family="'Lohit Tam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6T01:26:46</meta:creation-date>
    <dc:date>2011-07-06T01:34:44</dc:date>
    <meta:editing-duration>PT7M58S</meta:editing-duration>
    <meta:editing-cycles>2</meta:editing-cycles>
    <meta:generator>LibreOffice/3.4$Unix LibreOffice_project/340m1$Build-12</meta:generator>
    <meta:document-statistic meta:table-count="3" meta:image-count="0" meta:object-count="0" meta:page-count="1" meta:paragraph-count="0" meta:word-count="120" meta:character-count="705" meta:non-whitespace-character-count="610"/>
  </office:meta>
</office:document-meta>
</file>